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 table:style-name="Default" office:value-type="string" calcext:value-type="string">
            <text:p>idade_gestacional</text:p>
          </table:table-cell>
          <table:table-cell table:style-name="Default" office:value-type="string" calcext:value-type="string">
            <text:p>valor</text:p>
          </table:table-cell>
          <table:table-cell table:style-name="Default" office:value-type="string" calcext:value-type="string">
            <text:p>percenti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121" calcext:value-type="float">
            <text:p>1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127" calcext:value-type="float">
            <text:p>12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133" calcext:value-type="float">
            <text:p>1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137" calcext:value-type="float">
            <text:p>13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141" calcext:value-type="float">
            <text:p>14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143" calcext:value-type="float">
            <text:p>1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145" calcext:value-type="float">
            <text:p>1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146" calcext:value-type="float">
            <text:p>1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147" calcext:value-type="float">
            <text:p>14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147" calcext:value-type="float">
            <text:p>14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147" calcext:value-type="float">
            <text:p>14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146" calcext:value-type="float">
            <text:p>1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146" calcext:value-type="float">
            <text:p>1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145" calcext:value-type="float">
            <text:p>1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145" calcext:value-type="float">
            <text:p>1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144" calcext:value-type="float">
            <text:p>1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144" calcext:value-type="float">
            <text:p>1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143" calcext:value-type="float">
            <text:p>1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142" calcext:value-type="float">
            <text:p>14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138" calcext:value-type="float">
            <text:p>1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132" calcext:value-type="float">
            <text:p>1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float" office:value="127" calcext:value-type="float">
            <text:p>12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123" calcext:value-type="float">
            <text:p>1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4" calcext:value-type="float">
            <text:p>19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2" calcext:value-type="float">
            <text:p>20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7" calcext:value-type="float">
            <text:p>2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2" calcext:value-type="float">
            <text:p>21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4" calcext:value-type="float">
            <text:p>21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9" calcext:value-type="float">
            <text:p>21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1" calcext:value-type="float">
            <text:p>22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3" calcext:value-type="float">
            <text:p>22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6" calcext:value-type="float">
            <text:p>22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8" calcext:value-type="float">
            <text:p>22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1" calcext:value-type="float">
            <text:p>23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4" calcext:value-type="float">
            <text:p>23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8" calcext:value-type="float">
            <text:p>2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2" calcext:value-type="float">
            <text:p>24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5" calcext:value-type="float">
            <text:p>24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8" calcext:value-type="float">
            <text:p>24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9" calcext:value-type="float">
            <text:p>24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9" calcext:value-type="float">
            <text:p>24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44" calcext:value-type="float">
            <text:p>24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9" calcext:value-type="float">
            <text:p>23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6" calcext:value-type="float">
            <text:p>22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4" calcext:value-type="float">
            <text:p>21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4" calcext:value-type="float">
            <text:p>19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5" calcext:value-type="float">
            <text:p>17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" calcext:value-type="float">
            <text:p>20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1" calcext:value-type="float">
            <text:p>21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0" calcext:value-type="float">
            <text:p>22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5" calcext:value-type="float">
            <text:p>22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3" calcext:value-type="float">
            <text:p>23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5" calcext:value-type="float">
            <text:p>23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7" calcext:value-type="float">
            <text:p>23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8" calcext:value-type="float">
            <text:p>23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0" calcext:value-type="float">
            <text:p>24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2" calcext:value-type="float">
            <text:p>24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5" calcext:value-type="float">
            <text:p>24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9" calcext:value-type="float">
            <text:p>24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4" calcext:value-type="float">
            <text:p>25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8" calcext:value-type="float">
            <text:p>25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3" calcext:value-type="float">
            <text:p>26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9" calcext:value-type="float">
            <text:p>26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4" calcext:value-type="float">
            <text:p>27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78" calcext:value-type="float">
            <text:p>27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9" calcext:value-type="float">
            <text:p>27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79" calcext:value-type="float">
            <text:p>27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5" calcext:value-type="float">
            <text:p>27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9" calcext:value-type="float">
            <text:p>26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5" calcext:value-type="float">
            <text:p>25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16" calcext:value-type="float">
            <text:p>21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2" calcext:value-type="float">
            <text:p>192</text:p>
          </table:table-cell>
          <table:table-cell office:value-type="float" office:value="97" calcext:value-type="float">
            <text:p>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15:03:07.345253230</meta:creation-date>
    <dc:date>2022-01-23T15:06:01.032597618</dc:date>
    <meta:editing-duration>PT2M53S</meta:editing-duration>
    <meta:editing-cycles>1</meta:editing-cycles>
    <meta:generator>LibreOffice/6.4.7.2$Linux_X86_64 LibreOffice_project/40$Build-2</meta:generator>
    <meta:document-statistic meta:table-count="1" meta:cell-count="408" meta:object-count="0"/>
  </office:meta>
</office:document-meta>
</file>